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1.115cm" fo:margin-right="1.115cm" fo:text-align="start" style:justify-single-word="false" fo:text-indent="0cm" style:auto-text-indent="false" fo:padding="0.049cm" fo:border="0.06pt solid #000000" style:shadow="#808080 0.18cm 0.18cm"/>
      <style:text-properties style:font-name="Courier 10 Pitch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1.247cm" fo:margin-right="-0.023cm" fo:text-align="start" style:justify-single-word="false" fo:text-indent="0cm" style:auto-text-indent="false" fo:padding="0.049cm" fo:border="0.06pt solid #000000" style:shadow="#808080 0.18cm 0.18cm">
        <style:tab-stops>
          <style:tab-stop style:position="1.244cm"/>
        </style:tab-stops>
      </style:paragraph-properties>
      <style:text-properties style:font-name="Courier 10 Pitch1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e376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e3762" style:font-style-asian="normal" style:font-weight-asian="bold" style:font-style-complex="normal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fo:background-color="#99ff66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1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 fo:padding="0.049cm" fo:border="0.06pt solid #000000" style:shadow="#808080 0.18cm 0.18cm">
        <style:tab-stops>
          <style:tab-stop style:position="1.244cm"/>
        </style:tab-stops>
      </style:paragraph-properties>
      <style:text-properties style:font-name="Courier 10 Pitch1" fo:font-style="normal" style:text-underline-style="none" fo:font-weight="normal" officeooo:rsid="000bc187" officeooo:paragraph-rsid="000bc187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 fo:padding="0.049cm" fo:border="0.06pt solid #000000" style:shadow="#808080 0.18cm 0.18cm">
        <style:tab-stops>
          <style:tab-stop style:position="1.244cm"/>
        </style:tab-stops>
      </style:paragraph-properties>
      <style:text-properties style:font-name="Courier 10 Pitch1" fo:font-style="normal" style:text-underline-style="none" fo:font-weight="normal" officeooo:paragraph-rsid="000bc187" style:font-style-asian="normal" style:font-weight-asian="normal" style:font-style-complex="normal" style:font-weight-complex="normal"/>
    </style:style>
    <style:style style:name="T1" style:family="text">
      <style:text-properties style:font-name="Courier 10 Pitch1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c187"/>
    </style:style>
    <style:style style:name="T4" style:family="text">
      <style:text-properties officeooo:rsid="000e1cf9"/>
    </style:style>
    <style:style style:name="T5" style:family="text">
      <style:text-properties fo:background-color="#99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Ecrivez un programme permettant d'avoir une balle qui rebondi sur les bords lorsque l'on clique sur le bouton <text:span text:style-name="T2">anim</text:span>, tel que sur la vidéo suivante :</text:p>
      <text:p text:style-name="P8">ballbouncing.ogv</text:p>
      <text:p text:style-name="Standard"/>
      <text:p text:style-name="P4"/>
      <text:p text:style-name="P2"/>
      <text:p text:style-name="P2">2) Modifiez votre programme afin d'avoir quatre vues de la même scène, tel que sur la vidéo .</text:p>
      <text:p text:style-name="P3">Vue 1 : vue "normale"</text:p>
      <text:p text:style-name="P3">Vue 2 : vue avec une rotation de 180°</text:p>
      <text:p text:style-name="P3">Vue 3 : vue avec un fond de style Dense5pattern bleu</text:p>
      <text:p text:style-name="P3">Vue 4 : vue avec un fond de style QRadialGradient en dégradé de blanc vers rouge</text:p>
      <text:p text:style-name="P3"/>
      <text:p text:style-name="P3">Vidéo:</text:p>
      <text:p text:style-name="P9">ballbouncingmultiview.ogv</text:p>
      <text:p text:style-name="P2"/>
      <text:p text:style-name="P2"/>
      <text:p text:style-name="P2"/>
      <text:p text:style-name="P2">Quelques astuces :</text:p>
      <text:p text:style-name="P2"/>
      <text:list xml:id="list476060081" text:style-name="L1">
        <text:list-item>
          <text:p text:style-name="P11"><text:span text:style-name="T5">Ne plus avoir des scrollbar sur la vue :</text:span></text:p>
        </text:list-item>
      </text:list>
      <text:p text:style-name="P7">vue-&gt;setHorizontalScrollBarPolicy(Qt::ScrollBarAlwaysOff);</text:p>
      <text:p text:style-name="P7">vue-&gt;setVerticalScrollBarPolicy(Qt::ScrollBarAlwaysOff);</text:p>
      <text:p text:style-name="P12"/>
      <text:p text:style-name="P2"/>
      <text:list xml:id="list941539748" text:style-name="L3">
        <text:list-item>
          <text:p text:style-name="P10">Faire une rotation de la vue :</text:p>
        </text:list-item>
      </text:list>
      <text:p text:style-name="P5"><text:span text:style-name="T4">Sur un objet de type vue, u</text:span>tilisez la méthode <text:span text:style-name="T1">rotate</text:span>.</text:p>
      <text:p text:style-name="P3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12-18T07:55:00.709419574</dc:date>
    <meta:editing-cycles>31</meta:editing-cycles>
    <meta:editing-duration>PT3H35M1S</meta:editing-duration>
    <meta:document-statistic meta:table-count="0" meta:image-count="0" meta:object-count="0" meta:page-count="1" meta:paragraph-count="15" meta:word-count="122" meta:character-count="737" meta:non-whitespace-character-count="632"/>
    <meta:user-defined meta:name="Info 1"/>
    <meta:user-defined meta:name="Info 2"/>
    <meta:user-defined meta:name="Info 3"/>
    <meta:user-defined meta:name="Info 4"/>
  </office:meta>
</office:document-meta>
</file>